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abb75" officeooo:paragraph-rsid="001abb75"/>
    </style:style>
    <style:style style:name="P5" style:family="paragraph" style:parent-style-name="Text_20_body">
      <style:text-properties officeooo:rsid="001c80e5" officeooo:paragraph-rsid="0024b3b9"/>
    </style:style>
    <style:style style:name="P6" style:family="paragraph" style:parent-style-name="Text_20_body">
      <style:text-properties officeooo:rsid="001d366f" officeooo:paragraph-rsid="001d366f"/>
    </style:style>
    <style:style style:name="P7" style:family="paragraph" style:parent-style-name="Text_20_body">
      <style:text-properties officeooo:rsid="001e1edf" officeooo:paragraph-rsid="001e1edf"/>
    </style:style>
    <style:style style:name="P8" style:family="paragraph" style:parent-style-name="Text_20_body">
      <style:text-properties officeooo:rsid="001ffb1c" officeooo:paragraph-rsid="001ffb1c"/>
    </style:style>
    <style:style style:name="P9" style:family="paragraph" style:parent-style-name="Text_20_body">
      <style:text-properties officeooo:rsid="001e4b12" officeooo:paragraph-rsid="001e4b12"/>
    </style:style>
    <style:style style:name="P10" style:family="paragraph" style:parent-style-name="Text_20_body">
      <style:text-properties officeooo:rsid="002a7bf4" officeooo:paragraph-rsid="001e4b12"/>
    </style:style>
    <style:style style:name="P11" style:family="paragraph" style:parent-style-name="Text_20_body">
      <style:text-properties officeooo:rsid="0020b272" officeooo:paragraph-rsid="002e410e"/>
    </style:style>
    <style:style style:name="P12" style:family="paragraph" style:parent-style-name="Title">
      <style:text-properties officeooo:rsid="00186a63" officeooo:paragraph-rsid="00186a63"/>
    </style:style>
    <style:style style:name="P13" style:family="paragraph" style:parent-style-name="Hanging_20_indent">
      <style:text-properties officeooo:rsid="0024b3b9"/>
    </style:style>
    <style:style style:name="P14" style:family="paragraph" style:parent-style-name="Standard">
      <style:paragraph-properties fo:margin-top="0in" fo:margin-bottom="0.1in" style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5" style:family="paragraph" style:parent-style-name="Heading_20_2">
      <style:text-properties officeooo:rsid="00191df3" officeooo:paragraph-rsid="00191df3"/>
    </style:style>
    <style:style style:name="P16" style:family="paragraph" style:parent-style-name="Heading_20_3">
      <style:text-properties officeooo:rsid="00191df3" officeooo:paragraph-rsid="00191df3"/>
    </style:style>
    <style:style style:name="P17" style:family="paragraph" style:parent-style-name="Text_20_body">
      <style:text-properties officeooo:rsid="00191df3" officeooo:paragraph-rsid="00191df3"/>
    </style:style>
    <style:style style:name="P18" style:family="paragraph" style:parent-style-name="Text_20_body">
      <style:text-properties officeooo:rsid="002edd8e" officeooo:paragraph-rsid="002edd8e"/>
    </style:style>
    <style:style style:name="P19" style:family="paragraph" style:parent-style-name="Text_20_body">
      <style:text-properties officeooo:rsid="001d366f" officeooo:paragraph-rsid="002f5f8b"/>
    </style:style>
    <style:style style:name="P20" style:family="paragraph" style:parent-style-name="Text_20_body">
      <style:text-properties officeooo:rsid="0018b45e" officeooo:paragraph-rsid="00191df3"/>
    </style:style>
    <style:style style:name="P21" style:family="paragraph" style:parent-style-name="Text_20_body">
      <style:text-properties officeooo:rsid="002f5f8b" officeooo:paragraph-rsid="002f5f8b"/>
    </style:style>
    <style:style style:name="P22" style:family="paragraph" style:parent-style-name="Text_20_body">
      <style:text-properties officeooo:rsid="002f5f8b" officeooo:paragraph-rsid="002f6678"/>
    </style:style>
    <style:style style:name="P23" style:family="paragraph" style:parent-style-name="Text_20_body" style:list-style-name="L1">
      <style:paragraph-properties fo:margin-top="0in" fo:margin-bottom="0.0402in" style:contextual-spacing="false"/>
      <style:text-properties officeooo:rsid="00191df3" officeooo:paragraph-rsid="00191df3"/>
    </style:style>
    <style:style style:name="P24" style:family="paragraph" style:parent-style-name="Text_20_body" style:list-style-name="L3">
      <style:paragraph-properties fo:margin-top="0in" fo:margin-bottom="0.0402in" style:contextual-spacing="false"/>
      <style:text-properties officeooo:rsid="00191df3" officeooo:paragraph-rsid="00191df3"/>
    </style:style>
    <style:style style:name="P25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2ca89b"/>
    </style:style>
    <style:style style:name="P26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191df3"/>
    </style:style>
    <style:style style:name="P27" style:family="paragraph" style:parent-style-name="Text_20_body" style:list-style-name="L1">
      <style:paragraph-properties fo:margin-top="0in" fo:margin-bottom="0.0402in" style:contextual-spacing="false"/>
      <style:text-properties officeooo:rsid="001abb75" officeooo:paragraph-rsid="001abb75"/>
    </style:style>
    <style:style style:name="P28" style:family="paragraph" style:parent-style-name="Text_20_body" style:list-style-name="L2">
      <style:paragraph-properties fo:margin-top="0in" fo:margin-bottom="0.0402in" style:contextual-spacing="false"/>
      <style:text-properties officeooo:rsid="001abb75" officeooo:paragraph-rsid="001abb75"/>
    </style:style>
    <style:style style:name="P29" style:family="paragraph" style:parent-style-name="Text_20_body" style:list-style-name="L2">
      <style:paragraph-properties fo:margin-top="0in" fo:margin-bottom="0.0402in" style:contextual-spacing="false"/>
      <style:text-properties officeooo:rsid="001c80e5" officeooo:paragraph-rsid="001c80e5"/>
    </style:style>
    <style:style style:name="P30" style:family="paragraph" style:parent-style-name="Text_20_body" style:list-style-name="L4">
      <style:paragraph-properties fo:margin-top="0in" fo:margin-bottom="0.0402in" style:contextual-spacing="false"/>
      <style:text-properties officeooo:rsid="001c80e5" officeooo:paragraph-rsid="001c80e5"/>
    </style:style>
    <style:style style:name="P31" style:family="paragraph" style:parent-style-name="Text_20_body" style:list-style-name="L2">
      <style:paragraph-properties fo:margin-top="0in" fo:margin-bottom="0.0402in" style:contextual-spacing="false"/>
      <style:text-properties officeooo:rsid="0020f2b2" officeooo:paragraph-rsid="0020f2b2"/>
    </style:style>
    <style:style style:name="P32" style:family="paragraph" style:parent-style-name="Text_20_body" style:list-style-name="L3">
      <style:paragraph-properties fo:margin-top="0in" fo:margin-bottom="0.0402in" style:contextual-spacing="false"/>
      <style:text-properties officeooo:rsid="0020f2b2" officeooo:paragraph-rsid="0020f2b2"/>
    </style:style>
    <style:style style:name="P33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18b45e"/>
    </style:style>
    <style:style style:name="P34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20f2b2"/>
    </style:style>
    <style:style style:name="P35" style:family="paragraph" style:parent-style-name="Text_20_body" style:list-style-name="L3">
      <style:paragraph-properties fo:margin-top="0in" fo:margin-bottom="0.0402in" style:contextual-spacing="false"/>
      <style:text-properties officeooo:rsid="001d366f" officeooo:paragraph-rsid="001e1edf"/>
    </style:style>
    <style:style style:name="P36" style:family="paragraph" style:parent-style-name="Text_20_body" style:list-style-name="L4">
      <style:paragraph-properties fo:margin-top="0in" fo:margin-bottom="0.0402in" style:contextual-spacing="false"/>
      <style:text-properties officeooo:rsid="001d366f" officeooo:paragraph-rsid="001d366f"/>
    </style:style>
    <style:style style:name="P37" style:family="paragraph" style:parent-style-name="Text_20_body" style:list-style-name="L5">
      <style:paragraph-properties fo:margin-top="0in" fo:margin-bottom="0.0402in" style:contextual-spacing="false"/>
      <style:text-properties officeooo:rsid="001d366f" officeooo:paragraph-rsid="002f5f8b"/>
    </style:style>
    <style:style style:name="P38" style:family="paragraph" style:parent-style-name="Text_20_body" style:list-style-name="L3">
      <style:paragraph-properties fo:margin-top="0in" fo:margin-bottom="0.0402in" style:contextual-spacing="false"/>
      <style:text-properties officeooo:rsid="001e4b12" officeooo:paragraph-rsid="001e4b12"/>
    </style:style>
    <style:style style:name="P39" style:family="paragraph" style:parent-style-name="Text_20_body" style:list-style-name="L4">
      <style:paragraph-properties fo:margin-top="0in" fo:margin-bottom="0.0402in" style:contextual-spacing="false"/>
      <style:text-properties officeooo:rsid="001e4b12" officeooo:paragraph-rsid="0020f2b2"/>
    </style:style>
    <style:style style:name="P40" style:family="paragraph" style:parent-style-name="Text_20_body">
      <style:paragraph-properties fo:margin-top="0in" fo:margin-bottom="0.1in" style:contextual-spacing="true" fo:line-height="100%"/>
      <style:text-properties officeooo:rsid="002f5f8b" officeooo:paragraph-rsid="002f6678"/>
    </style:style>
    <style:style style:name="T1" style:family="text">
      <style:text-properties officeooo:rsid="00191df3"/>
    </style:style>
    <style:style style:name="T2" style:family="text">
      <style:text-properties officeooo:rsid="001abb75"/>
    </style:style>
    <style:style style:name="T3" style:family="text">
      <style:text-properties officeooo:rsid="001c80e5"/>
    </style:style>
    <style:style style:name="T4" style:family="text">
      <style:text-properties officeooo:rsid="001d366f"/>
    </style:style>
    <style:style style:name="T5" style:family="text">
      <style:text-properties officeooo:rsid="001e1edf"/>
    </style:style>
    <style:style style:name="T6" style:family="text">
      <style:text-properties officeooo:rsid="001e4b12"/>
    </style:style>
    <style:style style:name="T7" style:family="text">
      <style:text-properties officeooo:rsid="0020b272"/>
    </style:style>
    <style:style style:name="T8" style:family="text">
      <style:text-properties officeooo:rsid="0020f2b2"/>
    </style:style>
    <style:style style:name="T9" style:family="text">
      <style:text-properties officeooo:rsid="0023516f"/>
    </style:style>
    <style:style style:name="T10" style:family="text">
      <style:text-properties officeooo:rsid="00265837"/>
    </style:style>
    <style:style style:name="T11" style:family="text">
      <style:text-properties fo:text-transform="lowercase" officeooo:rsid="0023516f"/>
    </style:style>
    <style:style style:name="T12" style:family="text">
      <style:text-properties officeooo:rsid="00299aa0"/>
    </style:style>
    <style:style style:name="T13" style:family="text">
      <style:text-properties officeooo:rsid="002a7bf4"/>
    </style:style>
    <style:style style:name="T14" style:family="text">
      <style:text-properties officeooo:rsid="002aae96"/>
    </style:style>
    <style:style style:name="T15" style:family="text">
      <style:text-properties officeooo:rsid="002ca89b"/>
    </style:style>
    <style:style style:name="T16" style:family="text">
      <style:text-properties officeooo:rsid="002e410e"/>
    </style:style>
    <style:style style:name="T17" style:family="text">
      <style:text-properties officeooo:rsid="002edd8e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officeooo:rsid="002edd8e"/>
    </style:style>
    <style:style style:name="T20" style:family="text">
      <style:text-properties style:font-name="Liberation Serif1" officeooo:rsid="002f5f8b"/>
    </style:style>
    <style:style style:name="T21" style:family="text">
      <style:text-properties style:font-name="Liberation Serif1" officeooo:rsid="002f6678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2edd8e"/>
    </style:style>
    <style:style style:name="T24" style:family="text">
      <style:text-properties style:font-name="Liberation Serif" officeooo:rsid="002f5f8b"/>
    </style:style>
    <style:style style:name="T25" style:family="text">
      <style:text-properties style:font-name="Liberation Serif" officeooo:rsid="002f6678"/>
    </style:style>
    <style:style style:name="T26" style:family="text">
      <style:text-properties style:font-name="Liberation Serif" officeooo:rsid="003141d2"/>
    </style:style>
    <style:style style:name="T27" style:family="text">
      <style:text-properties officeooo:rsid="002f5f8b"/>
    </style:style>
    <style:style style:name="T28" style:family="text">
      <style:text-properties officeooo:rsid="002f6678"/>
    </style:style>
    <style:style style:name="T29" style:family="text">
      <style:text-properties fo:color="#000000"/>
    </style:style>
    <style:style style:name="T30" style:family="text">
      <style:text-properties fo:color="#000000" style:font-name="Arial" fo:font-size="16pt"/>
    </style:style>
    <style:style style:name="T31" style:family="text">
      <style:text-properties fo:color="#000000" style:font-name="Arial" fo:font-size="16pt" fo:font-style="italic"/>
    </style:style>
    <style:style style:name="T32" style:family="text">
      <style:text-properties fo:color="#000000" fo:font-size="16pt"/>
    </style:style>
    <style:style style:name="T33" style:family="text">
      <style:text-properties fo:color="#000000" fo:font-size="16pt" fo:font-style="italic"/>
    </style:style>
    <style:style style:name="T34" style:family="text">
      <style:text-properties fo:color="#000000" fo:font-style="italic"/>
    </style:style>
    <style:style style:name="T35" style:family="text">
      <style:text-properties fo:color="#000000" officeooo:rsid="0035418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7">Discrete Event Systems</text:span></text:p>
      <text:p text:style-name="P3">The <text:span text:style-name="T17">DEVS generator has the following specification:</text:span></text:p>
      <text:h text:style-name="Heading_20_2" text:outline-level="2">Abbreviations</text:h>
      <text:p text:style-name="P20"><text:span text:style-name="T17">GEN</text:span> : the <text:span text:style-name="T17">generator </text:span></text:p>
      <text:p text:style-name="P21">In1 : one inpt port of the generator</text:p>
      <text:p text:style-name="P21">In2 : a second input por of the generator</text:p>
      <text:p text:style-name="P18"><text:span text:style-name="T18">σ</text:span><text:span text:style-name="T22"> : the </text:span><text:span text:style-name="T26">time currently scheduled for the</text:span><text:span text:style-name="T22"> next scheduled internal event</text:span></text:p>
      <text:p text:style-name="P18"><text:span text:style-name="T18">ψ</text:span><text:span text:style-name="T22"> : the inter-arrival-time, the specified time between generated output events</text:span></text:p>
      <text:p text:style-name="P21"><text:span text:style-name="T18">φ</text:span><text:span text:style-name="T22"> : the phase, the discrete state of the generator</text:span></text:p>
      <text:p text:style-name="P21"><text:span text:style-name="T22">e : internal time elapsed since last event</text:span></text:p>
      <text:h text:style-name="P15" text:outline-level="2"><text:span text:style-name="T3">Assumptions</text:span>:</text:h>
      <text:p text:style-name="P17"><text:span text:style-name="T17">Multiple input events with the same time-stamp are allowed</text:span>. <text:s/></text:p>
      <text:p text:style-name="P18">When <text:span text:style-name="T18">σ</text:span><text:span text:style-name="T22"> is zero the internal event must be generated immediately.</text:span></text:p>
      <text:p text:style-name="P18"><text:span text:style-name="T22">Given a fixed set of input the internal state and output must be determinate.</text:span></text:p>
      <text:p text:style-name="P21"><text:span text:style-name="T22">Neither the input value nor </text:span><text:span text:style-name="T19">ψ</text:span><text:span text:style-name="T23"> </text:span><text:span text:style-name="T22"><text:s/>can be zero or less, that would cause thrashing.</text:span></text:p>
      <text:h text:style-name="Heading_20_2" text:outline-level="2">Functional Specification: </text:h>
      <text:p text:style-name="P19"><text:span text:style-name="T27">GEN has In1 which, upon receiving a value sets <text:s/></text:span><text:span text:style-name="T19">ψ</text:span><text:span text:style-name="T23"> </text:span><text:span text:style-name="T24">to that value and adjusts </text:span><text:span text:style-name="T20">σ</text:span><text:span text:style-name="T24">. <text:s/>There is a bit of ambiguity here in the word “immediately”, there are several choices for </text:span><text:span text:style-name="T20">σ. Candidate values for σ are:</text:span></text:p>
      <text:list xml:id="list9210673842466227124" text:style-name="L5">
        <text:list-item>
          <text:p text:style-name="P37"><text:span text:style-name="T20">0 : this would cause the immediate production of an internal event and the scheduling at the new time. (rejected)</text:span></text:p>
        </text:list-item>
        <text:list-item>
          <text:p text:style-name="P37"><text:span text:style-name="T19">ψ : </text:span><text:span text:style-name="T20">this is similar but would not create an immediate internal event. (rejected)</text:span></text:p>
        </text:list-item>
        <text:list-item>
          <text:p text:style-name="P37"><text:span text:style-name="T19">ψ – </text:span><text:span text:style-name="T20">e : a pretty good compromise, it credits the elapsed time. <text:s/>It has the problem that it could be 0, in that case 0 should be used. (accepted)</text:span></text:p>
        </text:list-item>
      </text:list>
      <text:p text:style-name="P21"><text:span text:style-name="T22">GEN has In2 which, upon receiving a value updates <text:s/></text:span><text:span text:style-name="T19">ψ</text:span><text:span text:style-name="T23"> </text:span><text:span text:style-name="T22">to that value.</text:span></text:p>
      <text:p text:style-name="P22"><text:span text:style-name="T22">The initial state has: </text:span><text:span text:style-name="T19">σ</text:span><text:span text:style-name="T23"> </text:span><text:span text:style-name="T25">= 0; <text:s/></text:span><text:span text:style-name="T19">ψ </text:span><text:span text:style-name="T21">= 10: and </text:span><text:span text:style-name="T18">φ </text:span><text:span text:style-name="T21">= “passive”.</text:span></text:p>
      <text:p text:style-name="P22"><text:soft-page-break/><text:span text:style-name="T21"/></text:p>
      <text:p text:style-name="P40"><text:span text:style-name="T28">The formal DEVS model:</text:span></text:p>
      <text:p text:style-name="P40"><draw:frame draw:style-name="fr1" draw:name="Object1" text:anchor-type="as-char" svg:y="-1.4984in" svg:width="3.9925in" svg:height="2.9374in" draw:z-index="0"><draw:object xlink:href="../devs_gen_formal.odf" xlink:type="simple" xlink:show="embed" xlink:actuate="onLoad"/><draw:image xlink:href="./ObjectReplacements/Object 1" xlink:type="simple" xlink:show="embed" xlink:actuate="onLoad"/></draw:frame></text:p>
      <text:p text:style-name="P14"><text:span text:style-name="T35">There is an ambiguity due to events which may occur at the same time. <text:s/></text:span><text:span text:style-name="T29">The </text:span><text:span text:style-name="T34">confluent transition</text:span><text:span text:style-name="T29"> function decides the next state in cases of collision between external and internal events. </text:span></text:p>
      <text:p text:style-name="P14"><text:span text:style-name="T29"/></text:p>
      <text:p text:style-name="P40"/>
      <text:p text:style-name="P22"/>
      <text:p text:style-name="P22"><draw:frame draw:style-name="fr2" draw:name="Object2" text:anchor-type="paragraph" svg:width="7.5945in" svg:height="8.5252in" draw:z-index="1"><draw:object xlink:href="../hw3_timing.odg" xlink:type="simple" xlink:show="embed" xlink:actuate="onLoad"/><draw:image xlink:href="./ObjectReplacements/Object 2" xlink:type="simple" xlink:show="embed" xlink:actuate="onLoad"/></draw:frame><text:soft-page-break/></text:p>
      <text:p text:style-name="P22"><text:soft-page-break/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4T14:10:52.076000000</dc:date>
    <meta:editing-duration>PT1H3M55S</meta:editing-duration>
    <meta:editing-cycles>7</meta:editing-cycles>
    <meta:generator>LibreOffice/4.2.0.4$Windows_x86 LibreOffice_project/05dceb5d363845f2cf968344d7adab8dcfb2ba71</meta:generator>
    <meta:document-statistic meta:table-count="0" meta:image-count="0" meta:object-count="2" meta:page-count="4" meta:paragraph-count="27" meta:word-count="302" meta:character-count="1669" meta:non-whitespace-character-count="1382"/>
  </office:meta>
</office:document-meta>
</file>